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131" officeooo:paragraph-rsid="00191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 Detection</text:p>
      <text:p text:style-name="P1"/>
      <text:p text:style-name="P1">Anterior Region : <text:line-break/>imaging of : iris </text:p>
      <text:p text:style-name="P1"><text:s text:c="21"/>pupil</text:p>
      <text:p text:style-name="P1"><text:s text:c="21"/>cornea</text:p>
      <text:p text:style-name="P1"/>
      <text:p text:style-name="P1">reaction to various stimuli</text:p>
      <text:p text:style-name="P1">Feedback from the user</text:p>
      <text:p text:style-name="P1">feedback from the detector(sensor)</text:p>
      <text:p text:style-name="P1"/>
      <text:p text:style-name="P1">Fundus image</text:p>
      <text:p text:style-name="P1"/>
      <text:p text:style-name="P1">Detection</text:p>
      <text:p text:style-name="P1">Quantification</text:p>
      <text:p text:style-name="P1">Progressio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5:07:39.795942845</meta:creation-date>
    <dc:date>2014-12-18T15:13:25.132445758</dc:date>
    <meta:editing-duration>PT5M45S</meta:editing-duration>
    <meta:editing-cycles>1</meta:editing-cycles>
    <meta:document-statistic meta:table-count="0" meta:image-count="0" meta:object-count="0" meta:page-count="1" meta:paragraph-count="11" meta:word-count="28" meta:character-count="235" meta:non-whitespace-character-count="174"/>
    <meta:generator>LibreOffice/4.3.3.2$Linux_X86_64 LibreOffice_project/430m0$Build-2</meta:generator>
  </office:meta>
</office:document-meta>
</file>